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style:style style:name="ta5" style:family="table" style:master-page-name="PageStyle_5f_comparação-pool-vs-criação-de-threa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add8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7">
      <style:table-cell-properties fo:background-color="#add8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fo:color="#000000" fo:text-shadow="none" style:font-style-asian="normal" style:font-weight-complex="bold" style:font-weight-asian="bold" style:font-size-complex="18pt" style:font-size-asian="18pt" style:font-name-complex="Arial" style:text-outline="false" fo:font-style="normal" style:text-line-through-type="none" style:text-underline-style="none" style:text-underline-color="font-color" fo:font-weight="bold" fo:font-size="18pt" style:font-name="Arial" style:text-position="0% 100%"/>
    </style:style>
    <style:style style:name="T6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3" office:value-type="string" calcext:value-type="string">
            <text:p>Redução paralela (reduce) com pthrea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>
            <text:p>INFOS obtidas do programa lscpu sobre o hardware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Hostname:</text:p>
          </table:table-cell>
          <table:table-cell table:style-name="ce5" office:value-type="string" calcext:value-type="string">
            <text:p>j14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rocessador:</text:p>
          </table:table-cell>
          <table:table-cell table:style-name="ce5" office:value-type="string" calcext:value-type="string">
            <text:p>i7-4770</text:p>
          </table:table-cell>
          <table:table-cell table:style-name="ce5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Hz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ax MHz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in MHz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d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i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2 cache</text:p>
          </table:table-cell>
          <table:table-cell table:style-name="ce5" office:value-type="string" calcext:value-type="string">
            <text:p><text:s/>1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3 cache</text:p>
          </table:table-cell>
          <table:table-cell table:style-name="ce5" office:value-type="string" calcext:value-type="string">
            <text:p><text:s/>8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flags:</text:p>
          </table:table-cell>
          <table:table-cell table:style-name="ce2" office:value-type="string" calcext:value-type="string">
            <text:p>fpu vme de pse tsc msr pae mce cx8 apic sep mtrr pge m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 cmov pat pse36 clflush dts acpi mmx fxsr sse sse2 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 ht tm pbe syscall nx pdpe1gb rdtscp lm constant_ts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rch_perfmon pebs bts rep_good nopl xtopology nonstop_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sc cpuid aperfmperf pni pclmulqdq dtes64 monitor ds_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l vmx smx est tm2 ssse3 sdbg fma cx16 xtpr pdcm pci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se4_1 sse4_2 x2apic movbe popcnt aes xsave avx f16c 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rand lahf_lm abm cpuid_fault epb invpcid_single pti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_shadow vnmi flexpriority ept vpid ept_ad fsgsbase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c_adjust bmi1 avx2 smep bmi2 erms invpcid xsaveopt d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erm ida arat pln pt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5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19" office:value-type="string" calcext:value-type="string">
            <text:p>Executando 10 vezes com elementos FLOAT</text:p>
          </table:table-cell>
          <table:table-cell table:style-name="ce13" table:number-columns-repeated="4"/>
          <table:table-cell table:style-name="ce21" office:value-type="string" calcext:value-type="string">
            <text:p>total elements:</text:p>
          </table:table-cell>
          <table:table-cell table:style-name="ce13" table:formula="of:=[$resultados.E1]" office:value-type="float" office:value="16000000" calcext:value-type="float">
            <text:p>16000000</text:p>
          </table:table-cell>
          <table:table-cell table:style-name="ce13"/>
          <table:table-cell table:style-name="ce25" office:value-type="string" calcext:value-type="string">
            <text:p>NTIMES:</text:p>
          </table:table-cell>
          <table:table-cell table:style-name="ce27" office:value-type="float" office:value="1000" calcext:value-type="float">
            <text:p>100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7"/>
          <table:table-cell table:number-columns-repeated="11"/>
          <table:table-cell table:style-name="ce28"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2]" office:value-type="float" office:value="0.078847" calcext:value-type="float">
            <text:p>0.078847</text:p>
          </table:table-cell>
          <table:table-cell table:style-name="ce14" table:formula="of:=[$resultados.$A13]" office:value-type="float" office:value="0.112033" calcext:value-type="float">
            <text:p>0.112033</text:p>
          </table:table-cell>
          <table:table-cell table:style-name="ce14" table:formula="of:=[$resultados.$A24]" office:value-type="float" office:value="0.16209" calcext:value-type="float">
            <text:p>0.162090</text:p>
          </table:table-cell>
          <table:table-cell table:style-name="ce14" table:formula="of:=[$resultados.$A35]" office:value-type="float" office:value="0.222859" calcext:value-type="float">
            <text:p>0.222859</text:p>
          </table:table-cell>
          <table:table-cell table:style-name="ce14" table:formula="of:=[$resultados.$A46]" office:value-type="float" office:value="0.306292" calcext:value-type="float">
            <text:p>0.306292</text:p>
          </table:table-cell>
          <table:table-cell table:style-name="ce14" table:formula="of:=[$resultados.$A57]" office:value-type="float" office:value="0.367429" calcext:value-type="float">
            <text:p>0.367429</text:p>
          </table:table-cell>
          <table:table-cell table:style-name="ce14" table:formula="of:=[$resultados.$A68]" office:value-type="float" office:value="0.421972" calcext:value-type="float">
            <text:p>0.421972</text:p>
          </table:table-cell>
          <table:table-cell table:style-name="ce14" table:formula="of:=[$resultados.$A79]" office:value-type="float" office:value="0.472487" calcext:value-type="float">
            <text:p>0.472487</text:p>
          </table:table-cell>
          <table:table-cell/>
          <table:table-cell table:style-name="ce26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28" table:formula="of:=TRUNC(([.I2]*4)/1024;0)" office:value-type="float" office:value="62500" calcext:value-type="float">
            <text:p>62500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4" table:formula="of:=[$resultados.$A3]" office:value-type="float" office:value="0.024323" calcext:value-type="float">
            <text:p>0.024323</text:p>
          </table:table-cell>
          <table:table-cell table:style-name="ce14" table:formula="of:=[$resultados.$A14]" office:value-type="float" office:value="0.065011" calcext:value-type="float">
            <text:p>0.065011</text:p>
          </table:table-cell>
          <table:table-cell table:style-name="ce14" table:formula="of:=[$resultados.$A25]" office:value-type="float" office:value="0.120947" calcext:value-type="float">
            <text:p>0.120947</text:p>
          </table:table-cell>
          <table:table-cell table:style-name="ce14" table:formula="of:=[$resultados.$A36]" office:value-type="float" office:value="0.196948" calcext:value-type="float">
            <text:p>0.196948</text:p>
          </table:table-cell>
          <table:table-cell table:style-name="ce14" table:formula="of:=[$resultados.$A47]" office:value-type="float" office:value="0.315634" calcext:value-type="float">
            <text:p>0.315634</text:p>
          </table:table-cell>
          <table:table-cell table:style-name="ce14" table:formula="of:=[$resultados.$A58]" office:value-type="float" office:value="0.365866" calcext:value-type="float">
            <text:p>0.365866</text:p>
          </table:table-cell>
          <table:table-cell table:style-name="ce14" table:formula="of:=[$resultados.$A69]" office:value-type="float" office:value="0.409339" calcext:value-type="float">
            <text:p>0.409339</text:p>
          </table:table-cell>
          <table:table-cell table:style-name="ce14" table:formula="of:=[$resultados.$A80]" office:value-type="float" office:value="0.468698" calcext:value-type="float">
            <text:p>0.468698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4]" office:value-type="float" office:value="0.026159" calcext:value-type="float">
            <text:p>0.026159</text:p>
          </table:table-cell>
          <table:table-cell table:style-name="ce14" table:formula="of:=[$resultados.$A15]" office:value-type="float" office:value="0.06841" calcext:value-type="float">
            <text:p>0.068410</text:p>
          </table:table-cell>
          <table:table-cell table:style-name="ce14" table:formula="of:=[$resultados.$A26]" office:value-type="float" office:value="0.125279" calcext:value-type="float">
            <text:p>0.125279</text:p>
          </table:table-cell>
          <table:table-cell table:style-name="ce14" table:formula="of:=[$resultados.$A37]" office:value-type="float" office:value="0.215787" calcext:value-type="float">
            <text:p>0.215787</text:p>
          </table:table-cell>
          <table:table-cell table:style-name="ce14" table:formula="of:=[$resultados.$A48]" office:value-type="float" office:value="0.286434" calcext:value-type="float">
            <text:p>0.286434</text:p>
          </table:table-cell>
          <table:table-cell table:style-name="ce14" table:formula="of:=[$resultados.$A59]" office:value-type="float" office:value="0.378947" calcext:value-type="float">
            <text:p>0.378947</text:p>
          </table:table-cell>
          <table:table-cell table:style-name="ce14" table:formula="of:=[$resultados.$A70]" office:value-type="float" office:value="0.437152" calcext:value-type="float">
            <text:p>0.437152</text:p>
          </table:table-cell>
          <table:table-cell table:style-name="ce14" table:formula="of:=[$resultados.$A81]" office:value-type="float" office:value="0.468867" calcext:value-type="float">
            <text:p>0.468867</text:p>
          </table:table-cell>
          <table:table-cell table:number-columns-repeated="2"/>
          <table:table-cell table:style-name="ce2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5]" office:value-type="float" office:value="0.030815" calcext:value-type="float">
            <text:p>0.030815</text:p>
          </table:table-cell>
          <table:table-cell table:style-name="ce14" table:formula="of:=[$resultados.$A16]" office:value-type="float" office:value="0.066114" calcext:value-type="float">
            <text:p>0.066114</text:p>
          </table:table-cell>
          <table:table-cell table:style-name="ce14" table:formula="of:=[$resultados.$A27]" office:value-type="float" office:value="0.120393" calcext:value-type="float">
            <text:p>0.120393</text:p>
          </table:table-cell>
          <table:table-cell table:style-name="ce14" table:formula="of:=[$resultados.$A38]" office:value-type="float" office:value="0.195971" calcext:value-type="float">
            <text:p>0.195971</text:p>
          </table:table-cell>
          <table:table-cell table:style-name="ce14" table:formula="of:=[$resultados.$A49]" office:value-type="float" office:value="0.302624" calcext:value-type="float">
            <text:p>0.302624</text:p>
          </table:table-cell>
          <table:table-cell table:style-name="ce14" table:formula="of:=[$resultados.$A60]" office:value-type="float" office:value="0.379272" calcext:value-type="float">
            <text:p>0.379272</text:p>
          </table:table-cell>
          <table:table-cell table:style-name="ce14" table:formula="of:=[$resultados.$A71]" office:value-type="float" office:value="0.42917" calcext:value-type="float">
            <text:p>0.429170</text:p>
          </table:table-cell>
          <table:table-cell table:style-name="ce14" table:formula="of:=[$resultados.$A82]" office:value-type="float" office:value="0.444087" calcext:value-type="float">
            <text:p>0.444087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6]" office:value-type="float" office:value="0.029659" calcext:value-type="float">
            <text:p>0.029659</text:p>
          </table:table-cell>
          <table:table-cell table:style-name="ce14" table:formula="of:=[$resultados.$A17]" office:value-type="float" office:value="0.058969" calcext:value-type="float">
            <text:p>0.058969</text:p>
          </table:table-cell>
          <table:table-cell table:style-name="ce14" table:formula="of:=[$resultados.$A28]" office:value-type="float" office:value="0.12659" calcext:value-type="float">
            <text:p>0.126590</text:p>
          </table:table-cell>
          <table:table-cell table:style-name="ce14" table:formula="of:=[$resultados.$A39]" office:value-type="float" office:value="0.194896" calcext:value-type="float">
            <text:p>0.194896</text:p>
          </table:table-cell>
          <table:table-cell table:style-name="ce14" table:formula="of:=[$resultados.$A50]" office:value-type="float" office:value="0.29362" calcext:value-type="float">
            <text:p>0.293620</text:p>
          </table:table-cell>
          <table:table-cell table:style-name="ce14" table:formula="of:=[$resultados.$A61]" office:value-type="float" office:value="0.381616" calcext:value-type="float">
            <text:p>0.381616</text:p>
          </table:table-cell>
          <table:table-cell table:style-name="ce14" table:formula="of:=[$resultados.$A72]" office:value-type="float" office:value="0.445648" calcext:value-type="float">
            <text:p>0.445648</text:p>
          </table:table-cell>
          <table:table-cell table:style-name="ce14" table:formula="of:=[$resultados.$A83]" office:value-type="float" office:value="0.477102" calcext:value-type="float">
            <text:p>0.477102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7]" office:value-type="float" office:value="0.025447" calcext:value-type="float">
            <text:p>0.025447</text:p>
          </table:table-cell>
          <table:table-cell table:style-name="ce14" table:formula="of:=[$resultados.$A18]" office:value-type="float" office:value="0.05824" calcext:value-type="float">
            <text:p>0.058240</text:p>
          </table:table-cell>
          <table:table-cell table:style-name="ce14" table:formula="of:=[$resultados.$A29]" office:value-type="float" office:value="0.125631" calcext:value-type="float">
            <text:p>0.125631</text:p>
          </table:table-cell>
          <table:table-cell table:style-name="ce14" table:formula="of:=[$resultados.$A40]" office:value-type="float" office:value="0.19175" calcext:value-type="float">
            <text:p>0.191750</text:p>
          </table:table-cell>
          <table:table-cell table:style-name="ce14" table:formula="of:=[$resultados.$A51]" office:value-type="float" office:value="0.310026" calcext:value-type="float">
            <text:p>0.310026</text:p>
          </table:table-cell>
          <table:table-cell table:style-name="ce14" table:formula="of:=[$resultados.$A62]" office:value-type="float" office:value="0.380939" calcext:value-type="float">
            <text:p>0.380939</text:p>
          </table:table-cell>
          <table:table-cell table:style-name="ce14" table:formula="of:=[$resultados.$A73]" office:value-type="float" office:value="0.426957" calcext:value-type="float">
            <text:p>0.426957</text:p>
          </table:table-cell>
          <table:table-cell table:style-name="ce14" table:formula="of:=[$resultados.$A84]" office:value-type="float" office:value="0.478169" calcext:value-type="float">
            <text:p>0.478169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8]" office:value-type="float" office:value="0.02553" calcext:value-type="float">
            <text:p>0.025530</text:p>
          </table:table-cell>
          <table:table-cell table:style-name="ce14" table:formula="of:=[$resultados.$A19]" office:value-type="float" office:value="0.058958" calcext:value-type="float">
            <text:p>0.058958</text:p>
          </table:table-cell>
          <table:table-cell table:style-name="ce14" table:formula="of:=[$resultados.$A30]" office:value-type="float" office:value="0.127258" calcext:value-type="float">
            <text:p>0.127258</text:p>
          </table:table-cell>
          <table:table-cell table:style-name="ce14" table:formula="of:=[$resultados.$A41]" office:value-type="float" office:value="0.192164" calcext:value-type="float">
            <text:p>0.192164</text:p>
          </table:table-cell>
          <table:table-cell table:style-name="ce14" table:formula="of:=[$resultados.$A52]" office:value-type="float" office:value="0.286198" calcext:value-type="float">
            <text:p>0.286198</text:p>
          </table:table-cell>
          <table:table-cell table:style-name="ce14" table:formula="of:=[$resultados.$A63]" office:value-type="float" office:value="0.381719" calcext:value-type="float">
            <text:p>0.381719</text:p>
          </table:table-cell>
          <table:table-cell table:style-name="ce14" table:formula="of:=[$resultados.$A74]" office:value-type="float" office:value="0.446333" calcext:value-type="float">
            <text:p>0.446333</text:p>
          </table:table-cell>
          <table:table-cell table:style-name="ce14" table:formula="of:=[$resultados.$A85]" office:value-type="float" office:value="0.472379" calcext:value-type="float">
            <text:p>0.472379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9]" office:value-type="float" office:value="0.029551" calcext:value-type="float">
            <text:p>0.029551</text:p>
          </table:table-cell>
          <table:table-cell table:style-name="ce14" table:formula="of:=[$resultados.$A20]" office:value-type="float" office:value="0.064157" calcext:value-type="float">
            <text:p>0.064157</text:p>
          </table:table-cell>
          <table:table-cell table:style-name="ce14" table:formula="of:=[$resultados.$A31]" office:value-type="float" office:value="0.128782" calcext:value-type="float">
            <text:p>0.128782</text:p>
          </table:table-cell>
          <table:table-cell table:style-name="ce14" table:formula="of:=[$resultados.$A42]" office:value-type="float" office:value="0.185879" calcext:value-type="float">
            <text:p>0.185879</text:p>
          </table:table-cell>
          <table:table-cell table:style-name="ce14" table:formula="of:=[$resultados.$A53]" office:value-type="float" office:value="0.272031" calcext:value-type="float">
            <text:p>0.272031</text:p>
          </table:table-cell>
          <table:table-cell table:style-name="ce14" table:formula="of:=[$resultados.$A64]" office:value-type="float" office:value="0.402501" calcext:value-type="float">
            <text:p>0.402501</text:p>
          </table:table-cell>
          <table:table-cell table:style-name="ce14" table:formula="of:=[$resultados.$A75]" office:value-type="float" office:value="0.433971" calcext:value-type="float">
            <text:p>0.433971</text:p>
          </table:table-cell>
          <table:table-cell table:style-name="ce14" table:formula="of:=[$resultados.$A86]" office:value-type="float" office:value="0.453711" calcext:value-type="float">
            <text:p>0.453711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0]" office:value-type="float" office:value="0.02522" calcext:value-type="float">
            <text:p>0.025220</text:p>
          </table:table-cell>
          <table:table-cell table:style-name="ce14" table:formula="of:=[$resultados.$A21]" office:value-type="float" office:value="0.068304" calcext:value-type="float">
            <text:p>0.068304</text:p>
          </table:table-cell>
          <table:table-cell table:style-name="ce14" table:formula="of:=[$resultados.$A32]" office:value-type="float" office:value="0.121611" calcext:value-type="float">
            <text:p>0.121611</text:p>
          </table:table-cell>
          <table:table-cell table:style-name="ce14" table:formula="of:=[$resultados.$A43]" office:value-type="float" office:value="0.175956" calcext:value-type="float">
            <text:p>0.175956</text:p>
          </table:table-cell>
          <table:table-cell table:style-name="ce14" table:formula="of:=[$resultados.$A54]" office:value-type="float" office:value="0.287886" calcext:value-type="float">
            <text:p>0.287886</text:p>
          </table:table-cell>
          <table:table-cell table:style-name="ce14" table:formula="of:=[$resultados.$A65]" office:value-type="float" office:value="0.402952" calcext:value-type="float">
            <text:p>0.402952</text:p>
          </table:table-cell>
          <table:table-cell table:style-name="ce14" table:formula="of:=[$resultados.$A76]" office:value-type="float" office:value="0.458803" calcext:value-type="float">
            <text:p>0.458803</text:p>
          </table:table-cell>
          <table:table-cell table:style-name="ce14" table:formula="of:=[$resultados.$A87]" office:value-type="float" office:value="0.472032" calcext:value-type="float">
            <text:p>0.472032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1]" office:value-type="float" office:value="0.030077" calcext:value-type="float">
            <text:p>0.030077</text:p>
          </table:table-cell>
          <table:table-cell table:style-name="ce14" table:formula="of:=[$resultados.$A22]" office:value-type="float" office:value="0.064569" calcext:value-type="float">
            <text:p>0.064569</text:p>
          </table:table-cell>
          <table:table-cell table:style-name="ce14" table:formula="of:=[$resultados.$A33]" office:value-type="float" office:value="0.124757" calcext:value-type="float">
            <text:p>0.124757</text:p>
          </table:table-cell>
          <table:table-cell table:style-name="ce14" table:formula="of:=[$resultados.$A44]" office:value-type="float" office:value="0.17627" calcext:value-type="float">
            <text:p>0.176270</text:p>
          </table:table-cell>
          <table:table-cell table:style-name="ce14" table:formula="of:=[$resultados.$A55]" office:value-type="float" office:value="0.280027" calcext:value-type="float">
            <text:p>0.280027</text:p>
          </table:table-cell>
          <table:table-cell table:style-name="ce14" table:formula="of:=[$resultados.$A66]" office:value-type="float" office:value="0.385858" calcext:value-type="float">
            <text:p>0.385858</text:p>
          </table:table-cell>
          <table:table-cell table:style-name="ce14" table:formula="of:=[$resultados.$A77]" office:value-type="float" office:value="0.460451" calcext:value-type="float">
            <text:p>0.460451</text:p>
          </table:table-cell>
          <table:table-cell table:style-name="ce14" table:formula="of:=[$resultados.$A88]" office:value-type="float" office:value="0.469999" calcext:value-type="float">
            <text:p>0.469999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0"/>
          <table:covered-table-cell table:style-name="ce22"/>
          <table:table-cell table:style-name="ce23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10" office:value-type="string" calcext:value-type="string">
            <text:p>tempo médio (ms)</text:p>
          </table:table-cell>
          <table:table-cell table:style-name="ce10" table:formula="of:=ROUND(SUM([.B5:.B14])/10;2)" office:value-type="float" office:value="0.03" calcext:value-type="float">
            <text:p>0.03</text:p>
          </table:table-cell>
          <table:table-cell table:style-name="ce10" table:formula="of:=ROUND(SUM([.C5:.C14])/10;2)" office:value-type="float" office:value="0.07" calcext:value-type="float">
            <text:p>0.07</text:p>
          </table:table-cell>
          <table:table-cell table:style-name="ce10" table:formula="of:=ROUND(SUM([.D5:.D14])/10;2)" office:value-type="float" office:value="0.13" calcext:value-type="float">
            <text:p>0.13</text:p>
          </table:table-cell>
          <table:table-cell table:style-name="ce10" table:formula="of:=ROUND(SUM([.E5:.E14])/10;2)" office:value-type="float" office:value="0.19" calcext:value-type="float">
            <text:p>0.19</text:p>
          </table:table-cell>
          <table:table-cell table:style-name="ce10" table:formula="of:=ROUND(SUM([.F5:.F14])/10;2)" office:value-type="float" office:value="0.29" calcext:value-type="float">
            <text:p>0.29</text:p>
          </table:table-cell>
          <table:table-cell table:style-name="ce10" table:formula="of:=ROUND(SUM([.G5:.G14])/10;2)" office:value-type="float" office:value="0.38" calcext:value-type="float">
            <text:p>0.38</text:p>
          </table:table-cell>
          <table:table-cell table:style-name="ce10" table:formula="of:=ROUND(SUM([.H5:.H14])/10;2)" office:value-type="float" office:value="0.44" calcext:value-type="float">
            <text:p>0.44</text:p>
          </table:table-cell>
          <table:table-cell table:style-name="ce10" table:formula="of:=ROUND(SUM([.I5:.I14])/10;2)" office:value-type="float" office:value="0.47" calcext:value-type="float">
            <text:p>0.47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.00</text:p>
          </table:table-cell>
          <table:table-cell table:style-name="ce16" table:formula="of:=ROUND([.$B18]/[.C18];2)" office:value-type="float" office:value="0.43" calcext:value-type="float">
            <text:p>0.43</text:p>
          </table:table-cell>
          <table:table-cell table:style-name="ce16" table:formula="of:=ROUND([.$B18]/[.D18];2)" office:value-type="float" office:value="0.23" calcext:value-type="float">
            <text:p>0.23</text:p>
          </table:table-cell>
          <table:table-cell table:style-name="ce16" table:formula="of:=ROUND([.$B18]/[.E18];2)" office:value-type="float" office:value="0.16" calcext:value-type="float">
            <text:p>0.16</text:p>
          </table:table-cell>
          <table:table-cell table:style-name="ce16" table:formula="of:=ROUND([.$B18]/[.F18];2)" office:value-type="float" office:value="0.1" calcext:value-type="float">
            <text:p>0.10</text:p>
          </table:table-cell>
          <table:table-cell table:style-name="ce16" table:formula="of:=ROUND([.$B18]/[.G18];2)" office:value-type="float" office:value="0.08" calcext:value-type="float">
            <text:p>0.08</text:p>
          </table:table-cell>
          <table:table-cell table:style-name="ce16" table:formula="of:=ROUND([.$B18]/[.H18];2)" office:value-type="float" office:value="0.07" calcext:value-type="float">
            <text:p>0.07</text:p>
          </table:table-cell>
          <table:table-cell table:style-name="ce16" table:formula="of:=ROUND([.$B18]/[.I18];2)" office:value-type="float" office:value="0.06" calcext:value-type="float">
            <text:p>0.06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>
            <draw:frame table:end-cell-address="graficos.E40" table:end-x="53.18pt" table:end-y="8.25pt" draw:z-index="0" draw:name="Chart 1" draw:style-name="gr1" draw:text-style-name="P1" svg:width="327.71pt" svg:height="259.48pt" svg:x="6.75pt" svg:y="3.74pt">
              <draw:object draw:notify-on-update-of-ranges="graficos.B17:graficos.I17 graficos.B18:graficos.I18 graficos.B19:graficos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63.72pt" table:end-y="7.51pt" draw:z-index="1" draw:name="Chart 2" draw:style-name="gr1" draw:text-style-name="P1" svg:width="353.96pt" svg:height="257.98pt" svg:x="29.25pt" svg:y="4.51pt">
              <draw:object draw:notify-on-update-of-ranges="graficos.B43:graficos.I43 graficos.B44:graficos.I44 graficos.B45:graficos.I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table:formula="of:=ROUND(([.$I$2]*[.$L$2])/(([.B18])*1000*1000*1000);3)" office:value-type="float" office:value="533.333" calcext:value-type="float">
            <text:p>533.333</text:p>
          </table:table-cell>
          <table:table-cell table:style-name="ce17" table:formula="of:=ROUND(([.$I$2]*[.$L$2])/(([.C18])*1000*1000*1000);3)" office:value-type="float" office:value="228.571" calcext:value-type="float">
            <text:p>228.571</text:p>
          </table:table-cell>
          <table:table-cell table:style-name="ce17" table:formula="of:=ROUND(([.$I$2]*[.$L$2])/(([.D18])*1000*1000*1000);3)" office:value-type="float" office:value="123.077" calcext:value-type="float">
            <text:p>123.077</text:p>
          </table:table-cell>
          <table:table-cell table:style-name="ce17" table:formula="of:=ROUND(([.$I$2]*[.$L$2])/(([.E18])*1000*1000*1000);3)" office:value-type="float" office:value="84.211" calcext:value-type="float">
            <text:p>84.211</text:p>
          </table:table-cell>
          <table:table-cell table:style-name="ce17" table:formula="of:=ROUND(([.$I$2]*[.$L$2])/(([.F18])*1000*1000*1000);3)" office:value-type="float" office:value="55.172" calcext:value-type="float">
            <text:p>55.172</text:p>
          </table:table-cell>
          <table:table-cell table:style-name="ce17" table:formula="of:=ROUND(([.$I$2]*[.$L$2])/(([.G18])*1000*1000*1000);3)" office:value-type="float" office:value="42.105" calcext:value-type="float">
            <text:p>42.105</text:p>
          </table:table-cell>
          <table:table-cell table:style-name="ce17" table:formula="of:=ROUND(([.$I$2]*[.$L$2])/(([.H18])*1000*1000*1000);3)" office:value-type="float" office:value="36.364" calcext:value-type="float">
            <text:p>36.364</text:p>
          </table:table-cell>
          <table:table-cell table:style-name="ce17" table:formula="of:=ROUND(([.$I$2]*[.$L$2])/(([.I18])*1000*1000*1000);3)" office:value-type="float" office:value="34.043" calcext:value-type="float">
            <text:p>34.043</text:p>
          </table:table-cell>
          <table:table-cell table:style-name="ce21" office:value-type="string" calcext:value-type="string">
            <text:p><text:span text:style-name="T1">OBS: Como </text:span><text:span text:style-name="T2">nesse caso</text:span><text:span text:style-name="T3"> uma OP significa uma operação de redução</text:span></text:p>
            <text:p><text:span text:style-name="T4">          a vazão pode ser melhor mostrada  GFLOPS</text:span>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[.B19]" office:value-type="float" office:value="1" calcext:value-type="float">
            <text:p>1.00</text:p>
          </table:table-cell>
          <table:table-cell table:style-name="ce16" table:formula="of:=[.C19]" office:value-type="float" office:value="0.43" calcext:value-type="float">
            <text:p>0.43</text:p>
          </table:table-cell>
          <table:table-cell table:style-name="ce16" table:formula="of:=[.D19]" office:value-type="float" office:value="0.23" calcext:value-type="float">
            <text:p>0.23</text:p>
          </table:table-cell>
          <table:table-cell table:style-name="ce16" table:formula="of:=[.E19]" office:value-type="float" office:value="0.16" calcext:value-type="float">
            <text:p>0.16</text:p>
          </table:table-cell>
          <table:table-cell table:style-name="ce16" table:formula="of:=[.F19]" office:value-type="float" office:value="0.1" calcext:value-type="float">
            <text:p>0.10</text:p>
          </table:table-cell>
          <table:table-cell table:style-name="ce16" table:formula="of:=[.G19]" office:value-type="float" office:value="0.08" calcext:value-type="float">
            <text:p>0.08</text:p>
          </table:table-cell>
          <table:table-cell table:style-name="ce16" table:formula="of:=[.H19]" office:value-type="float" office:value="0.07" calcext:value-type="float">
            <text:p>0.07</text:p>
          </table:table-cell>
          <table:table-cell table:style-name="ce16" table:formula="of:=[.I19]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 table:number-rows-repeated="955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10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threads</text:p>
          </table:table-cell>
          <table:table-cell table:style-name="ce33" office:value-type="string" calcext:value-type="string">
            <text:p>THREADS = 1</text:p>
          </table:table-cell>
          <table:table-cell table:number-columns-repeated="1014"/>
        </table:table-row>
        <table:table-row table:style-name="ro1">
          <table:table-cell table:style-name="ce31" office:value-type="float" office:value="0.078847" calcext:value-type="float">
            <text:p>0.079</text:p>
          </table:table-cell>
          <table:table-cell table:number-columns-repeated="8"/>
          <table:table-cell table:style-name="ce34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1" office:value-type="float" office:value="0.024323" calcext:value-type="float">
            <text:p>0.024</text:p>
          </table:table-cell>
          <table:table-cell table:number-columns-repeated="8"/>
          <table:table-cell table:style-name="ce31" office:value-type="float" office:value="0.084" calcext:value-type="float">
            <text:p>0.084</text:p>
          </table:table-cell>
          <table:table-cell table:number-columns-repeated="1014"/>
        </table:table-row>
        <table:table-row table:style-name="ro1">
          <table:table-cell table:style-name="ce31" office:value-type="float" office:value="0.026159" calcext:value-type="float">
            <text:p>0.026</text:p>
          </table:table-cell>
          <table:table-cell table:number-columns-repeated="8"/>
          <table:table-cell table:style-name="ce31" office:value-type="float" office:value="0.117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0815" calcext:value-type="float">
            <text:p>0.031</text:p>
          </table:table-cell>
          <table:table-cell table:number-columns-repeated="8"/>
          <table:table-cell table:style-name="ce34" office:value-type="float" office:value="0.092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31" office:value-type="float" office:value="0.029659" calcext:value-type="float">
            <text:p>0.030</text:p>
          </table:table-cell>
          <table:table-cell table:number-columns-repeated="8"/>
          <table:table-cell table:style-name="ce31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1" office:value-type="float" office:value="0.025447" calcext:value-type="float">
            <text:p>0.025</text:p>
          </table:table-cell>
          <table:table-cell table:number-columns-repeated="8"/>
          <table:table-cell table:style-name="ce31" office:value-type="float" office:value="0.157" calcext:value-type="float">
            <text:p>0.157</text:p>
          </table:table-cell>
          <table:table-cell table:number-columns-repeated="1014"/>
        </table:table-row>
        <table:table-row table:style-name="ro1">
          <table:table-cell table:style-name="ce31" office:value-type="float" office:value="0.02553" calcext:value-type="float">
            <text:p>0.026</text:p>
          </table:table-cell>
          <table:table-cell table:number-columns-repeated="8"/>
          <table:table-cell table:style-name="ce31" office:value-type="float" office:value="0.087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31" office:value-type="float" office:value="0.029551" calcext:value-type="float">
            <text:p>0.030</text:p>
          </table:table-cell>
          <table:table-cell table:number-columns-repeated="8"/>
          <table:table-cell table:style-name="ce31" office:value-type="float" office:value="0.079" calcext:value-type="float">
            <text:p>0.079</text:p>
          </table:table-cell>
          <table:table-cell table:number-columns-repeated="1014"/>
        </table:table-row>
        <table:table-row table:style-name="ro1">
          <table:table-cell table:style-name="ce31" office:value-type="float" office:value="0.02522" calcext:value-type="float">
            <text:p>0.025</text:p>
          </table:table-cell>
          <table:table-cell table:number-columns-repeated="8"/>
          <table:table-cell table:style-name="ce31" office:value-type="float" office:value="0.078" calcext:value-type="float">
            <text:p>0.078</text:p>
          </table:table-cell>
          <table:table-cell table:number-columns-repeated="1014"/>
        </table:table-row>
        <table:table-row table:style-name="ro1">
          <table:table-cell table:style-name="ce32" office:value-type="float" office:value="0.030077" calcext:value-type="float">
            <text:p>0.030077</text:p>
          </table:table-cell>
          <table:table-cell table:number-columns-repeated="8"/>
          <table:table-cell table:style-name="ce32"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2</text:p>
          </table:table-cell>
          <table:table-cell table:number-columns-repeated="1014"/>
        </table:table-row>
        <table:table-row table:style-name="ro1">
          <table:table-cell table:style-name="ce32" office:value-type="float" office:value="0.112033" calcext:value-type="float">
            <text:p>0.112033</text:p>
          </table:table-cell>
          <table:table-cell table:number-columns-repeated="8"/>
          <table:table-cell table:style-name="ce32" office:value-type="float" office:value="0.187" calcext:value-type="float">
            <text:p>0.187</text:p>
          </table:table-cell>
          <table:table-cell table:number-columns-repeated="1014"/>
        </table:table-row>
        <table:table-row table:style-name="ro1">
          <table:table-cell table:style-name="ce32" office:value-type="float" office:value="0.065011" calcext:value-type="float">
            <text:p>0.065011</text:p>
          </table:table-cell>
          <table:table-cell table:number-columns-repeated="8"/>
          <table:table-cell table:style-name="ce32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2" office:value-type="float" office:value="0.06841" calcext:value-type="float">
            <text:p>0.06841</text:p>
          </table:table-cell>
          <table:table-cell table:number-columns-repeated="8"/>
          <table:table-cell table:style-name="ce32" office:value-type="float" office:value="0.245" calcext:value-type="float">
            <text:p>0.245</text:p>
          </table:table-cell>
          <table:table-cell table:number-columns-repeated="1014"/>
        </table:table-row>
        <table:table-row table:style-name="ro1">
          <table:table-cell table:style-name="ce32" office:value-type="float" office:value="0.066114" calcext:value-type="float">
            <text:p>0.066114</text:p>
          </table:table-cell>
          <table:table-cell table:number-columns-repeated="8"/>
          <table:table-cell table:style-name="ce32" office:value-type="float" office:value="0.113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32" office:value-type="float" office:value="0.058969" calcext:value-type="float">
            <text:p>0.058969</text:p>
          </table:table-cell>
          <table:table-cell table:number-columns-repeated="8"/>
          <table:table-cell table:style-name="ce32" office:value-type="float" office:value="0.148" calcext:value-type="float">
            <text:p>0.148</text:p>
          </table:table-cell>
          <table:table-cell table:number-columns-repeated="1014"/>
        </table:table-row>
        <table:table-row table:style-name="ro1">
          <table:table-cell table:style-name="ce32" office:value-type="float" office:value="0.05824" calcext:value-type="float">
            <text:p>0.05824</text:p>
          </table:table-cell>
          <table:table-cell table:number-columns-repeated="8"/>
          <table:table-cell table:style-name="ce32" office:value-type="float" office:value="0.198" calcext:value-type="float">
            <text:p>0.198</text:p>
          </table:table-cell>
          <table:table-cell table:number-columns-repeated="1014"/>
        </table:table-row>
        <table:table-row table:style-name="ro1">
          <table:table-cell table:style-name="ce32" office:value-type="float" office:value="0.058958" calcext:value-type="float">
            <text:p>0.058958</text:p>
          </table:table-cell>
          <table:table-cell table:number-columns-repeated="8"/>
          <table:table-cell table:style-name="ce32" office:value-type="float" office:value="0.132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2" office:value-type="float" office:value="0.064157" calcext:value-type="float">
            <text:p>0.064157</text:p>
          </table:table-cell>
          <table:table-cell table:number-columns-repeated="8"/>
          <table:table-cell table:style-name="ce32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2" office:value-type="float" office:value="0.068304" calcext:value-type="float">
            <text:p>0.068304</text:p>
          </table:table-cell>
          <table:table-cell table:number-columns-repeated="8"/>
          <table:table-cell table:style-name="ce32" office:value-type="float" office:value="0.102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32" office:value-type="float" office:value="0.064569" calcext:value-type="float">
            <text:p>0.064569</text:p>
          </table:table-cell>
          <table:table-cell table:number-columns-repeated="8"/>
          <table:table-cell table:style-name="ce32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3</text:p>
          </table:table-cell>
          <table:table-cell table:number-columns-repeated="1014"/>
        </table:table-row>
        <table:table-row table:style-name="ro1">
          <table:table-cell table:style-name="ce32" office:value-type="float" office:value="0.16209" calcext:value-type="float">
            <text:p>0.16209</text:p>
          </table:table-cell>
          <table:table-cell table:number-columns-repeated="8"/>
          <table:table-cell table:style-name="ce32" office:value-type="float" office:value="0.398" calcext:value-type="float">
            <text:p>0.398</text:p>
          </table:table-cell>
          <table:table-cell table:number-columns-repeated="1014"/>
        </table:table-row>
        <table:table-row table:style-name="ro1">
          <table:table-cell table:style-name="ce32" office:value-type="float" office:value="0.120947" calcext:value-type="float">
            <text:p>0.120947</text:p>
          </table:table-cell>
          <table:table-cell table:number-columns-repeated="8"/>
          <table:table-cell table:style-name="ce32" office:value-type="float" office:value="0.251" calcext:value-type="float">
            <text:p>0.251</text:p>
          </table:table-cell>
          <table:table-cell table:number-columns-repeated="1014"/>
        </table:table-row>
        <table:table-row table:style-name="ro1">
          <table:table-cell table:style-name="ce32" office:value-type="float" office:value="0.125279" calcext:value-type="float">
            <text:p>0.125279</text:p>
          </table:table-cell>
          <table:table-cell table:style-name="ce12"/>
          <table:table-cell table:number-columns-repeated="7"/>
          <table:table-cell table:style-name="ce32" office:value-type="float" office:value="0.278" calcext:value-type="float">
            <text:p>0.278</text:p>
          </table:table-cell>
          <table:table-cell table:number-columns-repeated="1014"/>
        </table:table-row>
        <table:table-row table:style-name="ro1">
          <table:table-cell table:style-name="ce32" office:value-type="float" office:value="0.120393" calcext:value-type="float">
            <text:p>0.120393</text:p>
          </table:table-cell>
          <table:table-cell table:number-columns-repeated="8"/>
          <table:table-cell table:style-name="ce32" office:value-type="float" office:value="0.214" calcext:value-type="float">
            <text:p>0.214</text:p>
          </table:table-cell>
          <table:table-cell table:number-columns-repeated="1014"/>
        </table:table-row>
        <table:table-row table:style-name="ro1">
          <table:table-cell table:style-name="ce32" office:value-type="float" office:value="0.12659" calcext:value-type="float">
            <text:p>0.12659</text:p>
          </table:table-cell>
          <table:table-cell table:number-columns-repeated="8"/>
          <table:table-cell table:style-name="ce32" office:value-type="float" office:value="0.233" calcext:value-type="float">
            <text:p>0.233</text:p>
          </table:table-cell>
          <table:table-cell table:number-columns-repeated="1014"/>
        </table:table-row>
        <table:table-row table:style-name="ro1">
          <table:table-cell table:style-name="ce32" office:value-type="float" office:value="0.125631" calcext:value-type="float">
            <text:p>0.125631</text:p>
          </table:table-cell>
          <table:table-cell table:number-columns-repeated="8"/>
          <table:table-cell table:style-name="ce32" office:value-type="float" office:value="0.294" calcext:value-type="float">
            <text:p>0.294</text:p>
          </table:table-cell>
          <table:table-cell table:number-columns-repeated="1014"/>
        </table:table-row>
        <table:table-row table:style-name="ro1">
          <table:table-cell table:style-name="ce32" office:value-type="float" office:value="0.127258" calcext:value-type="float">
            <text:p>0.127258</text:p>
          </table:table-cell>
          <table:table-cell table:number-columns-repeated="8"/>
          <table:table-cell table:style-name="ce32" office:value-type="float" office:value="0.268" calcext:value-type="float">
            <text:p>0.268</text:p>
          </table:table-cell>
          <table:table-cell table:number-columns-repeated="1014"/>
        </table:table-row>
        <table:table-row table:style-name="ro1">
          <table:table-cell table:style-name="ce32" office:value-type="float" office:value="0.128782" calcext:value-type="float">
            <text:p>0.128782</text:p>
          </table:table-cell>
          <table:table-cell table:number-columns-repeated="8"/>
          <table:table-cell table:style-name="ce32"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32" office:value-type="float" office:value="0.121611" calcext:value-type="float">
            <text:p>0.121611</text:p>
          </table:table-cell>
          <table:table-cell table:number-columns-repeated="8"/>
          <table:table-cell table:style-name="ce32" office:value-type="float" office:value="0.259" calcext:value-type="float">
            <text:p>0.259</text:p>
          </table:table-cell>
          <table:table-cell table:number-columns-repeated="1014"/>
        </table:table-row>
        <table:table-row table:style-name="ro1">
          <table:table-cell table:style-name="ce32" office:value-type="float" office:value="0.124757" calcext:value-type="float">
            <text:p>0.124757</text:p>
          </table:table-cell>
          <table:table-cell table:number-columns-repeated="8"/>
          <table:table-cell table:style-name="ce32" office:value-type="float" office:value="0.262" calcext:value-type="float">
            <text:p>0.262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4</text:p>
          </table:table-cell>
          <table:table-cell table:number-columns-repeated="1014"/>
        </table:table-row>
        <table:table-row table:style-name="ro1">
          <table:table-cell table:style-name="ce32" office:value-type="float" office:value="0.222859" calcext:value-type="float">
            <text:p>0.222859</text:p>
          </table:table-cell>
          <table:table-cell table:number-columns-repeated="8"/>
          <table:table-cell table:style-name="ce32" office:value-type="float" office:value="0.234" calcext:value-type="float">
            <text:p>0.234</text:p>
          </table:table-cell>
          <table:table-cell table:number-columns-repeated="1014"/>
        </table:table-row>
        <table:table-row table:style-name="ro1">
          <table:table-cell table:style-name="ce32" office:value-type="float" office:value="0.196948" calcext:value-type="float">
            <text:p>0.196948</text:p>
          </table:table-cell>
          <table:table-cell table:number-columns-repeated="8"/>
          <table:table-cell table:style-name="ce32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2" office:value-type="float" office:value="0.215787" calcext:value-type="float">
            <text:p>0.215787</text:p>
          </table:table-cell>
          <table:table-cell table:number-columns-repeated="8"/>
          <table:table-cell table:style-name="ce32" office:value-type="float" office:value="0.373" calcext:value-type="float">
            <text:p>0.373</text:p>
          </table:table-cell>
          <table:table-cell table:number-columns-repeated="1014"/>
        </table:table-row>
        <table:table-row table:style-name="ro1">
          <table:table-cell table:style-name="ce32" office:value-type="float" office:value="0.195971" calcext:value-type="float">
            <text:p>0.195971</text:p>
          </table:table-cell>
          <table:table-cell table:number-columns-repeated="8"/>
          <table:table-cell table:style-name="ce32" office:value-type="float" office:value="0.232" calcext:value-type="float">
            <text:p>0.232</text:p>
          </table:table-cell>
          <table:table-cell table:number-columns-repeated="1014"/>
        </table:table-row>
        <table:table-row table:style-name="ro1">
          <table:table-cell table:style-name="ce32" office:value-type="float" office:value="0.194896" calcext:value-type="float">
            <text:p>0.194896</text:p>
          </table:table-cell>
          <table:table-cell table:number-columns-repeated="8"/>
          <table:table-cell table:style-name="ce32" office:value-type="float" office:value="0.199" calcext:value-type="float">
            <text:p>0.199</text:p>
          </table:table-cell>
          <table:table-cell table:number-columns-repeated="1014"/>
        </table:table-row>
        <table:table-row table:style-name="ro1">
          <table:table-cell table:style-name="ce32" office:value-type="float" office:value="0.19175" calcext:value-type="float">
            <text:p>0.19175</text:p>
          </table:table-cell>
          <table:table-cell table:number-columns-repeated="8"/>
          <table:table-cell table:style-name="ce32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2" office:value-type="float" office:value="0.192164" calcext:value-type="float">
            <text:p>0.192164</text:p>
          </table:table-cell>
          <table:table-cell table:number-columns-repeated="8"/>
          <table:table-cell table:style-name="ce32" office:value-type="float" office:value="0.244" calcext:value-type="float">
            <text:p>0.244</text:p>
          </table:table-cell>
          <table:table-cell table:number-columns-repeated="1014"/>
        </table:table-row>
        <table:table-row table:style-name="ro1">
          <table:table-cell table:style-name="ce32" office:value-type="float" office:value="0.185879" calcext:value-type="float">
            <text:p>0.185879</text:p>
          </table:table-cell>
          <table:table-cell table:number-columns-repeated="8"/>
          <table:table-cell table:style-name="ce32" office:value-type="float" office:value="0.166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32" office:value-type="float" office:value="0.175956" calcext:value-type="float">
            <text:p>0.175956</text:p>
          </table:table-cell>
          <table:table-cell table:number-columns-repeated="8"/>
          <table:table-cell table:style-name="ce32" office:value-type="float" office:value="0.194" calcext:value-type="float">
            <text:p>0.194</text:p>
          </table:table-cell>
          <table:table-cell table:number-columns-repeated="1014"/>
        </table:table-row>
        <table:table-row table:style-name="ro1">
          <table:table-cell table:style-name="ce32" office:value-type="float" office:value="0.17627" calcext:value-type="float">
            <text:p>0.17627</text:p>
          </table:table-cell>
          <table:table-cell table:number-columns-repeated="8"/>
          <table:table-cell table:style-name="ce32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5</text:p>
          </table:table-cell>
          <table:table-cell table:number-columns-repeated="1014"/>
        </table:table-row>
        <table:table-row table:style-name="ro1">
          <table:table-cell table:style-name="ce32" office:value-type="float" office:value="0.306292" calcext:value-type="float">
            <text:p>0.306292</text:p>
          </table:table-cell>
          <table:table-cell table:number-columns-repeated="8"/>
          <table:table-cell table:style-name="ce32" office:value-type="float" office:value="0.374" calcext:value-type="float">
            <text:p>0.374</text:p>
          </table:table-cell>
          <table:table-cell table:number-columns-repeated="1014"/>
        </table:table-row>
        <table:table-row table:style-name="ro1">
          <table:table-cell table:style-name="ce32" office:value-type="float" office:value="0.315634" calcext:value-type="float">
            <text:p>0.315634</text:p>
          </table:table-cell>
          <table:table-cell table:number-columns-repeated="8"/>
          <table:table-cell table:style-name="ce32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2" office:value-type="float" office:value="0.286434" calcext:value-type="float">
            <text:p>0.286434</text:p>
          </table:table-cell>
          <table:table-cell table:number-columns-repeated="8"/>
          <table:table-cell table:style-name="ce32" office:value-type="float" office:value="0.506" calcext:value-type="float">
            <text:p>0.506</text:p>
          </table:table-cell>
          <table:table-cell table:number-columns-repeated="1014"/>
        </table:table-row>
        <table:table-row table:style-name="ro1">
          <table:table-cell table:style-name="ce32" office:value-type="float" office:value="0.302624" calcext:value-type="float">
            <text:p>0.302624</text:p>
          </table:table-cell>
          <table:table-cell table:number-columns-repeated="8"/>
          <table:table-cell table:style-name="ce32" office:value-type="float" office:value="0.267" calcext:value-type="float">
            <text:p>0.267</text:p>
          </table:table-cell>
          <table:table-cell table:number-columns-repeated="1014"/>
        </table:table-row>
        <table:table-row table:style-name="ro1">
          <table:table-cell table:style-name="ce32" office:value-type="float" office:value="0.29362" calcext:value-type="float">
            <text:p>0.29362</text:p>
          </table:table-cell>
          <table:table-cell table:number-columns-repeated="8"/>
          <table:table-cell table:style-name="ce32" office:value-type="float" office:value="0.287" calcext:value-type="float">
            <text:p>0.287</text:p>
          </table:table-cell>
          <table:table-cell table:number-columns-repeated="1014"/>
        </table:table-row>
        <table:table-row table:style-name="ro1">
          <table:table-cell table:style-name="ce32" office:value-type="float" office:value="0.310026" calcext:value-type="float">
            <text:p>0.310026</text:p>
          </table:table-cell>
          <table:table-cell table:number-columns-repeated="8"/>
          <table:table-cell table:style-name="ce32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2" office:value-type="float" office:value="0.286198" calcext:value-type="float">
            <text:p>0.286198</text:p>
          </table:table-cell>
          <table:table-cell table:number-columns-repeated="8"/>
          <table:table-cell table:style-name="ce32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2" office:value-type="float" office:value="0.272031" calcext:value-type="float">
            <text:p>0.272031</text:p>
          </table:table-cell>
          <table:table-cell table:number-columns-repeated="8"/>
          <table:table-cell table:style-name="ce32" office:value-type="float" office:value="0.298" calcext:value-type="float">
            <text:p>0.298</text:p>
          </table:table-cell>
          <table:table-cell table:number-columns-repeated="1014"/>
        </table:table-row>
        <table:table-row table:style-name="ro1">
          <table:table-cell table:style-name="ce32" office:value-type="float" office:value="0.287886" calcext:value-type="float">
            <text:p>0.287886</text:p>
          </table:table-cell>
          <table:table-cell table:number-columns-repeated="8"/>
          <table:table-cell table:style-name="ce32" office:value-type="float" office:value="0.431" calcext:value-type="float">
            <text:p>0.431</text:p>
          </table:table-cell>
          <table:table-cell table:number-columns-repeated="1014"/>
        </table:table-row>
        <table:table-row table:style-name="ro1">
          <table:table-cell table:style-name="ce32" office:value-type="float" office:value="0.280027" calcext:value-type="float">
            <text:p>0.280027</text:p>
          </table:table-cell>
          <table:table-cell table:number-columns-repeated="8"/>
          <table:table-cell table:style-name="ce32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6</text:p>
          </table:table-cell>
          <table:table-cell table:number-columns-repeated="1014"/>
        </table:table-row>
        <table:table-row table:style-name="ro1">
          <table:table-cell table:style-name="ce32" office:value-type="float" office:value="0.367429" calcext:value-type="float">
            <text:p>0.367429</text:p>
          </table:table-cell>
          <table:table-cell table:number-columns-repeated="8"/>
          <table:table-cell table:style-name="ce32" office:value-type="float" office:value="0.552" calcext:value-type="float">
            <text:p>0.552</text:p>
          </table:table-cell>
          <table:table-cell table:number-columns-repeated="1014"/>
        </table:table-row>
        <table:table-row table:style-name="ro1">
          <table:table-cell table:style-name="ce32" office:value-type="float" office:value="0.365866" calcext:value-type="float">
            <text:p>0.365866</text:p>
          </table:table-cell>
          <table:table-cell table:number-columns-repeated="8"/>
          <table:table-cell table:style-name="ce32" office:value-type="float" office:value="0.514" calcext:value-type="float">
            <text:p>0.514</text:p>
          </table:table-cell>
          <table:table-cell table:number-columns-repeated="1014"/>
        </table:table-row>
        <table:table-row table:style-name="ro1">
          <table:table-cell table:style-name="ce32" office:value-type="float" office:value="0.378947" calcext:value-type="float">
            <text:p>0.378947</text:p>
          </table:table-cell>
          <table:table-cell table:number-columns-repeated="8"/>
          <table:table-cell table:style-name="ce32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2" office:value-type="float" office:value="0.379272" calcext:value-type="float">
            <text:p>0.379272</text:p>
          </table:table-cell>
          <table:table-cell table:number-columns-repeated="8"/>
          <table:table-cell table:style-name="ce32" office:value-type="float" office:value="0.444" calcext:value-type="float">
            <text:p>0.444</text:p>
          </table:table-cell>
          <table:table-cell table:number-columns-repeated="1014"/>
        </table:table-row>
        <table:table-row table:style-name="ro1">
          <table:table-cell table:style-name="ce32" office:value-type="float" office:value="0.381616" calcext:value-type="float">
            <text:p>0.381616</text:p>
          </table:table-cell>
          <table:table-cell table:number-columns-repeated="8"/>
          <table:table-cell table:style-name="ce32" office:value-type="float" office:value="0.449" calcext:value-type="float">
            <text:p>0.449</text:p>
          </table:table-cell>
          <table:table-cell table:number-columns-repeated="1014"/>
        </table:table-row>
        <table:table-row table:style-name="ro1">
          <table:table-cell table:style-name="ce32" office:value-type="float" office:value="0.380939" calcext:value-type="float">
            <text:p>0.380939</text:p>
          </table:table-cell>
          <table:table-cell table:number-columns-repeated="8"/>
          <table:table-cell table:style-name="ce32" office:value-type="float" office:value="0.341" calcext:value-type="float">
            <text:p>0.341</text:p>
          </table:table-cell>
          <table:table-cell table:number-columns-repeated="1014"/>
        </table:table-row>
        <table:table-row table:style-name="ro1">
          <table:table-cell table:style-name="ce32" office:value-type="float" office:value="0.381719" calcext:value-type="float">
            <text:p>0.381719</text:p>
          </table:table-cell>
          <table:table-cell table:number-columns-repeated="8"/>
          <table:table-cell table:style-name="ce32" office:value-type="float" office:value="0.332" calcext:value-type="float">
            <text:p>0.332</text:p>
          </table:table-cell>
          <table:table-cell table:number-columns-repeated="1014"/>
        </table:table-row>
        <table:table-row table:style-name="ro1">
          <table:table-cell table:style-name="ce32" office:value-type="float" office:value="0.402501" calcext:value-type="float">
            <text:p>0.402501</text:p>
          </table:table-cell>
          <table:table-cell table:number-columns-repeated="8"/>
          <table:table-cell table:style-name="ce32" office:value-type="float" office:value="0.368" calcext:value-type="float">
            <text:p>0.368</text:p>
          </table:table-cell>
          <table:table-cell table:number-columns-repeated="1014"/>
        </table:table-row>
        <table:table-row table:style-name="ro1">
          <table:table-cell table:style-name="ce32" office:value-type="float" office:value="0.402952" calcext:value-type="float">
            <text:p>0.402952</text:p>
          </table:table-cell>
          <table:table-cell table:number-columns-repeated="8"/>
          <table:table-cell table:style-name="ce32" office:value-type="float" office:value="0.359" calcext:value-type="float">
            <text:p>0.359</text:p>
          </table:table-cell>
          <table:table-cell table:number-columns-repeated="1014"/>
        </table:table-row>
        <table:table-row table:style-name="ro1">
          <table:table-cell table:style-name="ce32" office:value-type="float" office:value="0.385858" calcext:value-type="float">
            <text:p>0.385858</text:p>
          </table:table-cell>
          <table:table-cell table:number-columns-repeated="8"/>
          <table:table-cell table:style-name="ce32" office:value-type="float" office:value="0.327" calcext:value-type="float">
            <text:p>0.327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7</text:p>
          </table:table-cell>
          <table:table-cell table:number-columns-repeated="1014"/>
        </table:table-row>
        <table:table-row table:style-name="ro1">
          <table:table-cell table:style-name="ce32" office:value-type="float" office:value="0.421972" calcext:value-type="float">
            <text:p>0.421972</text:p>
          </table:table-cell>
          <table:table-cell table:number-columns-repeated="8"/>
          <table:table-cell table:style-name="ce32" office:value-type="float" office:value="0.687" calcext:value-type="float">
            <text:p>0.687</text:p>
          </table:table-cell>
          <table:table-cell table:number-columns-repeated="1014"/>
        </table:table-row>
        <table:table-row table:style-name="ro1">
          <table:table-cell table:style-name="ce32" office:value-type="float" office:value="0.409339" calcext:value-type="float">
            <text:p>0.409339</text:p>
          </table:table-cell>
          <table:table-cell table:number-columns-repeated="8"/>
          <table:table-cell table:style-name="ce32" office:value-type="float" office:value="0.462" calcext:value-type="float">
            <text:p>0.462</text:p>
          </table:table-cell>
          <table:table-cell table:number-columns-repeated="1014"/>
        </table:table-row>
        <table:table-row table:style-name="ro1">
          <table:table-cell table:style-name="ce32" office:value-type="float" office:value="0.437152" calcext:value-type="float">
            <text:p>0.437152</text:p>
          </table:table-cell>
          <table:table-cell table:number-columns-repeated="8"/>
          <table:table-cell table:style-name="ce32" office:value-type="float" office:value="0.698" calcext:value-type="float">
            <text:p>0.698</text:p>
          </table:table-cell>
          <table:table-cell table:number-columns-repeated="1014"/>
        </table:table-row>
        <table:table-row table:style-name="ro1">
          <table:table-cell table:style-name="ce32" office:value-type="float" office:value="0.42917" calcext:value-type="float">
            <text:p>0.42917</text:p>
          </table:table-cell>
          <table:table-cell table:number-columns-repeated="8"/>
          <table:table-cell table:style-name="ce32" office:value-type="float" office:value="0.452" calcext:value-type="float">
            <text:p>0.452</text:p>
          </table:table-cell>
          <table:table-cell table:number-columns-repeated="1014"/>
        </table:table-row>
        <table:table-row table:style-name="ro1">
          <table:table-cell table:style-name="ce32" office:value-type="float" office:value="0.445648" calcext:value-type="float">
            <text:p>0.445648</text:p>
          </table:table-cell>
          <table:table-cell table:number-columns-repeated="8"/>
          <table:table-cell table:style-name="ce32" office:value-type="float" office:value="0.509" calcext:value-type="float">
            <text:p>0.509</text:p>
          </table:table-cell>
          <table:table-cell table:number-columns-repeated="1014"/>
        </table:table-row>
        <table:table-row table:style-name="ro1">
          <table:table-cell table:style-name="ce32" office:value-type="float" office:value="0.426957" calcext:value-type="float">
            <text:p>0.426957</text:p>
          </table:table-cell>
          <table:table-cell table:number-columns-repeated="8"/>
          <table:table-cell table:style-name="ce32" office:value-type="float" office:value="0.621" calcext:value-type="float">
            <text:p>0.621</text:p>
          </table:table-cell>
          <table:table-cell table:number-columns-repeated="1014"/>
        </table:table-row>
        <table:table-row table:style-name="ro1">
          <table:table-cell table:style-name="ce32" office:value-type="float" office:value="0.446333" calcext:value-type="float">
            <text:p>0.446333</text:p>
          </table:table-cell>
          <table:table-cell table:number-columns-repeated="8"/>
          <table:table-cell table:style-name="ce32" office:value-type="float" office:value="0.662" calcext:value-type="float">
            <text:p>0.662</text:p>
          </table:table-cell>
          <table:table-cell table:number-columns-repeated="1014"/>
        </table:table-row>
        <table:table-row table:style-name="ro1">
          <table:table-cell table:style-name="ce32" office:value-type="float" office:value="0.433971" calcext:value-type="float">
            <text:p>0.433971</text:p>
          </table:table-cell>
          <table:table-cell table:number-columns-repeated="8"/>
          <table:table-cell table:style-name="ce32" office:value-type="float" office:value="0.486" calcext:value-type="float">
            <text:p>0.486</text:p>
          </table:table-cell>
          <table:table-cell table:number-columns-repeated="1014"/>
        </table:table-row>
        <table:table-row table:style-name="ro1">
          <table:table-cell table:style-name="ce32" office:value-type="float" office:value="0.458803" calcext:value-type="float">
            <text:p>0.458803</text:p>
          </table:table-cell>
          <table:table-cell table:number-columns-repeated="8"/>
          <table:table-cell table:style-name="ce32"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table:style-name="ce32" office:value-type="float" office:value="0.460451" calcext:value-type="float">
            <text:p>0.460451</text:p>
          </table:table-cell>
          <table:table-cell table:number-columns-repeated="8"/>
          <table:table-cell table:style-name="ce32" office:value-type="float" office:value="0.551" calcext:value-type="float">
            <text:p>0.551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8</text:p>
          </table:table-cell>
          <table:table-cell table:number-columns-repeated="1014"/>
        </table:table-row>
        <table:table-row table:style-name="ro1">
          <table:table-cell table:style-name="ce32" office:value-type="float" office:value="0.472487" calcext:value-type="float">
            <text:p>0.472487</text:p>
          </table:table-cell>
          <table:table-cell table:number-columns-repeated="8"/>
          <table:table-cell table:style-name="ce32" office:value-type="float" office:value="0.771" calcext:value-type="float">
            <text:p>0.771</text:p>
          </table:table-cell>
          <table:table-cell table:number-columns-repeated="1014"/>
        </table:table-row>
        <table:table-row table:style-name="ro1">
          <table:table-cell table:style-name="ce32" office:value-type="float" office:value="0.468698" calcext:value-type="float">
            <text:p>0.468698</text:p>
          </table:table-cell>
          <table:table-cell table:number-columns-repeated="8"/>
          <table:table-cell table:style-name="ce32" office:value-type="float" office:value="0.727" calcext:value-type="float">
            <text:p>0.727</text:p>
          </table:table-cell>
          <table:table-cell table:number-columns-repeated="1014"/>
        </table:table-row>
        <table:table-row table:style-name="ro1">
          <table:table-cell table:style-name="ce32" office:value-type="float" office:value="0.468867" calcext:value-type="float">
            <text:p>0.468867</text:p>
          </table:table-cell>
          <table:table-cell table:number-columns-repeated="8"/>
          <table:table-cell table:style-name="ce32" office:value-type="float" office:value="0.722" calcext:value-type="float">
            <text:p>0.722</text:p>
          </table:table-cell>
          <table:table-cell table:number-columns-repeated="1014"/>
        </table:table-row>
        <table:table-row table:style-name="ro1">
          <table:table-cell table:style-name="ce32" office:value-type="float" office:value="0.444087" calcext:value-type="float">
            <text:p>0.444087</text:p>
          </table:table-cell>
          <table:table-cell table:number-columns-repeated="8"/>
          <table:table-cell table:style-name="ce32" office:value-type="float" office:value="0.537" calcext:value-type="float">
            <text:p>0.537</text:p>
          </table:table-cell>
          <table:table-cell table:number-columns-repeated="1014"/>
        </table:table-row>
        <table:table-row table:style-name="ro1">
          <table:table-cell table:style-name="ce32" office:value-type="float" office:value="0.477102" calcext:value-type="float">
            <text:p>0.477102</text:p>
          </table:table-cell>
          <table:table-cell table:number-columns-repeated="8"/>
          <table:table-cell table:style-name="ce32" office:value-type="float" office:value="0.001056" calcext:value-type="float">
            <text:p>0.001056</text:p>
          </table:table-cell>
          <table:table-cell table:number-columns-repeated="1014"/>
        </table:table-row>
        <table:table-row table:style-name="ro1">
          <table:table-cell table:style-name="ce32" office:value-type="float" office:value="0.478169" calcext:value-type="float">
            <text:p>0.478169</text:p>
          </table:table-cell>
          <table:table-cell table:number-columns-repeated="8"/>
          <table:table-cell table:style-name="ce32" office:value-type="float" office:value="0.657" calcext:value-type="float">
            <text:p>0.657</text:p>
          </table:table-cell>
          <table:table-cell table:number-columns-repeated="1014"/>
        </table:table-row>
        <table:table-row table:style-name="ro1">
          <table:table-cell table:style-name="ce32" office:value-type="float" office:value="0.472379" calcext:value-type="float">
            <text:p>0.472379</text:p>
          </table:table-cell>
          <table:table-cell table:number-columns-repeated="8"/>
          <table:table-cell table:style-name="ce32" office:value-type="float" office:value="0.406" calcext:value-type="float">
            <text:p>0.406</text:p>
          </table:table-cell>
          <table:table-cell table:number-columns-repeated="1014"/>
        </table:table-row>
        <table:table-row table:style-name="ro1">
          <table:table-cell table:style-name="ce32" office:value-type="float" office:value="0.453711" calcext:value-type="float">
            <text:p>0.453711</text:p>
          </table:table-cell>
          <table:table-cell table:number-columns-repeated="8"/>
          <table:table-cell table:style-name="ce32" office:value-type="float" office:value="0.58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2" office:value-type="float" office:value="0.472032" calcext:value-type="float">
            <text:p>0.472032</text:p>
          </table:table-cell>
          <table:table-cell table:number-columns-repeated="8"/>
          <table:table-cell table:style-name="ce32" office:value-type="float" office:value="0.743" calcext:value-type="float">
            <text:p>0.743</text:p>
          </table:table-cell>
          <table:table-cell table:number-columns-repeated="1014"/>
        </table:table-row>
        <table:table-row table:style-name="ro1">
          <table:table-cell table:style-name="ce32" office:value-type="float" office:value="0.469999" calcext:value-type="float">
            <text:p>0.469999</text:p>
          </table:table-cell>
          <table:table-cell table:number-columns-repeated="8"/>
          <table:table-cell table:style-name="ce32" office:value-type="float" office:value="0.579" calcext:value-type="float">
            <text:p>0.579</text:p>
          </table:table-cell>
          <table:table-cell table:number-columns-repeated="1014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36" office:value-type="string" calcext:value-type="string">
            <text:p>Topologia do processador obtida com o programa lstopo</text:p>
          </table:table-cell>
          <table:table-cell table:style-name="ce36" table:number-columns-repeated="6"/>
          <table:table-cell table:number-columns-repeated="1017"/>
        </table:table-row>
        <table:table-row table:style-name="ro1">
          <table:table-cell table:style-name="ce37" office:value-type="string" calcext:value-type="string">
            <text:p><text:span text:style-name="T5">para rodar: </text:span><text:span text:style-name="T6">(gera o </text:span><text:span text:style-name="T7">pdf</text:span><text:span text:style-name="T6"> dessa figura e insere aqui!)</text:span></text:p>
          </table:table-cell>
          <table:table-cell table:style-name="ce36" table:number-columns-repeated="6"/>
          <table:table-cell table:number-columns-repeated="1017"/>
        </table:table-row>
        <table:table-row table:style-name="ro1">
          <table:table-cell/>
          <table:table-cell table:style-name="ce38" office:value-type="string" calcext:value-type="string">
            <text:p>lstopo topology.pdf</text:p>
          </table:table-cell>
          <table:table-cell table:style-name="ce36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-pool-vs-criação-de-threads" table:style-name="ta5"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39" office:value-type="string" calcext:value-type="string">
            <text:p>Para </text:p>
          </table:table-cell>
          <table:table-cell table:style-name="ce42" table:formula="of:=[$resultados.E1]" office:value-type="float" office:value="16000000" calcext:value-type="float">
            <text:p>16000000</text:p>
          </table:table-cell>
          <table:table-cell table:style-name="ce40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3" calcext:value-type="float">
            <text:p>1.163</text:p>
          </table:table-cell>
          <table:table-cell table:style-name="ce17" office:value-type="float" office:value="2.217" calcext:value-type="float">
            <text:p>2.217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98" calcext:value-type="float">
            <text:p>4.098</text:p>
          </table:table-cell>
          <table:table-cell table:style-name="ce17" office:value-type="float" office:value="5.051" calcext:value-type="float">
            <text:p>5.051</text:p>
          </table:table-cell>
          <table:table-cell table:style-name="ce17" office:value-type="float" office:value="5.917" calcext:value-type="float">
            <text:p>5.917</text:p>
          </table:table-cell>
          <table:table-cell table:style-name="ce17" office:value-type="float" office:value="6.711" calcext:value-type="float">
            <text:p>6.711</text:p>
          </table:table-cell>
          <table:table-cell table:style-name="ce17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4" calcext:value-type="float">
            <text:p>1.164</text:p>
          </table:table-cell>
          <table:table-cell table:style-name="ce17" office:value-type="float" office:value="2.304" calcext:value-type="float">
            <text:p>2.304</text:p>
          </table:table-cell>
          <table:table-cell table:style-name="ce17" office:value-type="float" office:value="3.135" calcext:value-type="float">
            <text:p>3.135</text:p>
          </table:table-cell>
          <table:table-cell table:style-name="ce17" office:value-type="float" office:value="4.184" calcext:value-type="float">
            <text:p>4.184</text:p>
          </table:table-cell>
          <table:table-cell table:style-name="ce17" office:value-type="float" office:value="5.181" calcext:value-type="float">
            <text:p>5.181</text:p>
          </table:table-cell>
          <table:table-cell table:style-name="ce17" office:value-type="float" office:value="6.135" calcext:value-type="float">
            <text:p>6.135</text:p>
          </table:table-cell>
          <table:table-cell table:style-name="ce17" office:value-type="float" office:value="6.993" calcext:value-type="float">
            <text:p>6.993</text:p>
          </table:table-cell>
          <table:table-cell table:style-name="ce17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0" office:value-type="string" calcext:value-type="string">
            <text:p>Comparação Pool de threads versus Criação de threads</text:p>
          </table:table-cell>
          <table:table-cell table:style-name="ce42"/>
          <table:table-cell table:style-name="ce40" table:number-columns-repeated="7"/>
          <table:table-cell/>
          <table:table-cell table:style-name="ce40" office:value-type="string" calcext:value-type="string">
            <text:p>Conclusoes:</text:p>
          </table:table-cell>
          <table:table-cell table:style-name="ce40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Aceleraçao (Pool/criação)</text:p>
          </table:table-cell>
          <table:table-cell table:style-name="ce43" table:formula="of:=[.B9]/[.B4]" office:value-type="float" office:value="1.00085984522786" calcext:value-type="float">
            <text:p>1.001</text:p>
          </table:table-cell>
          <table:table-cell table:style-name="ce43" table:formula="of:=[.C9]/[.C4]" office:value-type="float" office:value="1.03924221921516" calcext:value-type="float">
            <text:p>1.039</text:p>
          </table:table-cell>
          <table:table-cell table:style-name="ce43" table:formula="of:=[.D9]/[.D4]" office:value-type="float" office:value="1.02820596917022" calcext:value-type="float">
            <text:p>1.028</text:p>
          </table:table-cell>
          <table:table-cell table:style-name="ce43" table:formula="of:=[.E9]/[.E4]" office:value-type="float" office:value="1.02098584675451" calcext:value-type="float">
            <text:p>1.021</text:p>
          </table:table-cell>
          <table:table-cell table:style-name="ce43" table:formula="of:=[.F9]/[.F4]" office:value-type="float" office:value="1.02573747772718" calcext:value-type="float">
            <text:p>1.026</text:p>
          </table:table-cell>
          <table:table-cell table:style-name="ce43" table:formula="of:=[.G9]/[.G4]" office:value-type="float" office:value="1.03684299476086" calcext:value-type="float">
            <text:p>1.037</text:p>
          </table:table-cell>
          <table:table-cell table:style-name="ce43" table:formula="of:=[.H9]/[.H4]" office:value-type="float" office:value="1.04202056325436" calcext:value-type="float">
            <text:p>1.042</text:p>
          </table:table-cell>
          <table:table-cell table:style-name="ce43" table:formula="of:=[.I9]/[.I4]" office:value-type="float" office:value="1.06206329634196" calcext:value-type="float">
            <text:p>1.062</text:p>
          </table:table-cell>
          <table:table-cell table:style-name="ce13"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style-name="ce13" table:number-columns-repeated="12"/>
          <table:table-cell table:number-columns-repeated="998"/>
        </table:table-row>
        <table:table-row table:style-name="ro4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39" office:value-type="string" calcext:value-type="string">
            <text:p>Para </text:p>
          </table:table-cell>
          <table:table-cell table:style-name="ce42" office:value-type="string" calcext:value-type="string">
            <text:p>500mil</text:p>
          </table:table-cell>
          <table:table-cell table:style-name="ce40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2" calcext:value-type="float">
            <text:p>1.162</text:p>
          </table:table-cell>
          <table:table-cell table:style-name="ce17" office:value-type="float" office:value="1.592" calcext:value-type="float">
            <text:p>1.592</text:p>
          </table:table-cell>
          <table:table-cell table:style-name="ce17" office:value-type="float" office:value="2.315" calcext:value-type="float">
            <text:p>2.315</text:p>
          </table:table-cell>
          <table:table-cell table:style-name="ce17" office:value-type="float" office:value="2.874" calcext:value-type="float">
            <text:p>2.874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3.125" calcext:value-type="float">
            <text:p>3.125</text:p>
          </table:table-cell>
          <table:table-cell table:style-name="ce17" office:value-type="float" office:value="3.106" calcext:value-type="float">
            <text:p>3.106</text:p>
          </table:table-cell>
          <table:table-cell table:style-name="ce17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5" calcext:value-type="float">
            <text:p>1.165</text:p>
          </table:table-cell>
          <table:table-cell table:style-name="ce17" office:value-type="float" office:value="2.262" calcext:value-type="float">
            <text:p>2.262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32" calcext:value-type="float">
            <text:p>4.032</text:p>
          </table:table-cell>
          <table:table-cell table:style-name="ce17" office:value-type="float" office:value="4.902" calcext:value-type="float">
            <text:p>4.902</text:p>
          </table:table-cell>
          <table:table-cell table:style-name="ce17" office:value-type="float" office:value="5.682" calcext:value-type="float">
            <text:p>5.682</text:p>
          </table:table-cell>
          <table:table-cell table:style-name="ce17" office:value-type="float" office:value="6.494" calcext:value-type="float">
            <text:p>6.494</text:p>
          </table:table-cell>
          <table:table-cell table:style-name="ce17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0" office:value-type="string" calcext:value-type="string">
            <text:p>Comparação Pool de threads versus Criação de threads</text:p>
          </table:table-cell>
          <table:table-cell table:style-name="ce42"/>
          <table:table-cell table:style-name="ce40" table:number-columns-repeated="7"/>
          <table:table-cell/>
          <table:table-cell table:style-name="ce40" office:value-type="string" calcext:value-type="string">
            <text:p>Conclusoes: ...segue</text:p>
          </table:table-cell>
          <table:table-cell table:style-name="ce40" table:number-columns-repeated="3"/>
          <table:table-cell table:number-columns-repeated="1010"/>
        </table:table-row>
        <table:table-row table:style-name="ro1">
          <table:table-cell table:style-name="ce40"/>
          <table:table-cell table:style-name="ce42"/>
          <table:table-cell table:style-name="ce40" table:number-columns-repeated="7"/>
          <table:table-cell/>
          <table:table-cell table:style-name="ce40" table:number-columns-repeated="4"/>
          <table:table-cell table:number-columns-repeated="1010"/>
        </table:table-row>
        <table:table-row table:style-name="ro1">
          <table:table-cell table:style-name="ce40" office:value-type="string" calcext:value-type="string">
            <text:p>Comparação Pool de threads versus Criação de threads</text:p>
          </table:table-cell>
          <table:table-cell table:style-name="ce42"/>
          <table:table-cell table:style-name="ce40" table:number-columns-repeated="7"/>
          <table:table-cell/>
          <table:table-cell table:style-name="ce40" office:value-type="string" calcext:value-type="string">
            <text:p>Conclusoes:</text:p>
          </table:table-cell>
          <table:table-cell table:style-name="ce40" table:number-columns-repeated="3"/>
          <table:table-cell table:number-columns-repeated="1010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Aceleraçao (Pool/criação)</text:p>
          </table:table-cell>
          <table:table-cell table:style-name="ce43" table:formula="of:=[.B24]/[.B19]" office:value-type="float" office:value="1.0025817555938" calcext:value-type="float">
            <text:p>1.003</text:p>
          </table:table-cell>
          <table:table-cell table:style-name="ce43" table:formula="of:=[.C24]/[.C19]" office:value-type="float" office:value="1.42085427135678" calcext:value-type="float">
            <text:p>1.421</text:p>
          </table:table-cell>
          <table:table-cell table:style-name="ce43" table:formula="of:=[.D24]/[.D19]" office:value-type="float" office:value="1.3170626349892" calcext:value-type="float">
            <text:p>1.317</text:p>
          </table:table-cell>
          <table:table-cell table:style-name="ce43" table:formula="of:=[.E24]/[.E19]" office:value-type="float" office:value="1.40292275574113" calcext:value-type="float">
            <text:p>1.403</text:p>
          </table:table-cell>
          <table:table-cell table:style-name="ce43" table:formula="of:=[.F24]/[.F19]" office:value-type="float" office:value="1.60774024270253" calcext:value-type="float">
            <text:p>1.608</text:p>
          </table:table-cell>
          <table:table-cell table:style-name="ce43" table:formula="of:=[.G24]/[.G19]" office:value-type="float" office:value="1.81824" calcext:value-type="float">
            <text:p>1.818</text:p>
          </table:table-cell>
          <table:table-cell table:style-name="ce43" table:formula="of:=[.H24]/[.H19]" office:value-type="float" office:value="2.09079201545396" calcext:value-type="float">
            <text:p>2.091</text:p>
          </table:table-cell>
          <table:table-cell table:style-name="ce43" table:formula="of:=[.I24]/[.I19]" office:value-type="float" office:value="2.37985806015546" calcext:value-type="float">
            <text:p>2.380</text:p>
          </table:table-cell>
          <table:table-cell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number-columns-repeated="1010"/>
        </table:table-row>
        <table:table-row table:style-name="ro5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8"/>
          <table:table-cell table:style-name="ce40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6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965">
          <table:table-cell/>
          <table:table-cell table:style-name="ce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28.35pt" fo:margin-right="11.34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ação-pool-vs-criação-de-threads" style:display-name="PageStyle_comparação-pool-vs-criação-de-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99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9.155cm" xlink:href=".." xlink:type="simple" chart:class="chart:line" chart:style-name="ch1">
        <chart:legend chart:legend-position="end" svg:x="4.419cm" svg:y="2.232cm" style:legend-expansion="high" chart:style-name="ch2"/>
        <chart:plot-area chart:style-name="ch3" table:cell-range-address="graficos.B17:graficos.I19" chart:data-source-has-labels="both" svg:x="1.813cm" svg:y="2.148cm" svg:width="8.664cm" svg:height="5.604cm">
          <chartooo:coordinate-region svg:x="2.54cm" svg:y="2.347cm" svg:width="7.843cm" svg:height="4.758cm"/>
          <chart:axis chart:dimension="x" chart:name="primary-x" chart:style-name="ch4" chartooo:axis-type="text">
            <chart:title svg:x="5.413cm" svg:y="7.935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224cm" chart:style-name="ch7">
              <text:p>Tempo médio (s)</text:p>
            </chart:title>
            <chart:grid chart:style-name="ch8" chart:class="major"/>
          </chart:axis>
          <chart:series chart:style-name="ch9" chart:values-cell-range-address="graficos.B18:graficos.I18" loext:label-string="&quot;tempo médio (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0.03">
                <text:p>0.03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9">
                <text:p>0.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8">
                <text:p>0.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4">
                <text:p>0.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6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542cm" svg:y="2.219cm" svg:width="7.935cm" svg:height="4.722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3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533.333">
                <text:p>533.333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8.571">
                <text:p>228.57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3.077">
                <text:p>123.07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4.211">
                <text:p>84.2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.172">
                <text:p>55.1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105">
                <text:p>42.1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.364">
                <text:p>36.3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043">
                <text:p>34.04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